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ip Sans VF" svg:font-family="'Trip Sans VF', 'Trip Sans', Arial, sans-serif"/>
  </office:font-face-decls>
  <office:automatic-styles>
    <style:style style:name="P1" style:family="paragraph" style:parent-style-name="Standard">
      <style:text-properties officeooo:rsid="001d5c05" officeooo:paragraph-rsid="001d5c05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d6db4" officeooo:paragraph-rsid="001d6db4" style:font-size-asian="14pt" style:font-size-complex="14pt"/>
    </style:style>
    <style:style style:name="P4" style:family="paragraph" style:parent-style-name="Standard">
      <style:text-properties fo:font-size="14pt" officeooo:rsid="001d6db4" officeooo:paragraph-rsid="001d88e6" style:font-size-asian="14pt" style:font-size-complex="14pt"/>
    </style:style>
    <style:style style:name="P5" style:family="paragraph" style:parent-style-name="Standard">
      <style:text-properties fo:font-size="14pt" officeooo:rsid="001d6db4" officeooo:paragraph-rsid="001df119" style:font-size-asian="14pt" style:font-size-complex="14pt"/>
    </style:style>
    <style:style style:name="P6" style:family="paragraph" style:parent-style-name="Standard">
      <style:text-properties officeooo:rsid="001d6db4" officeooo:paragraph-rsid="001d6db4"/>
    </style:style>
    <style:style style:name="P7" style:family="paragraph" style:parent-style-name="Standard">
      <style:text-properties officeooo:rsid="001d88e6" officeooo:paragraph-rsid="001d88e6"/>
    </style:style>
    <style:style style:name="P8" style:family="paragraph" style:parent-style-name="Standard">
      <style:text-properties officeooo:rsid="001df119" officeooo:paragraph-rsid="001df119"/>
    </style:style>
    <style:style style:name="T1" style:family="text">
      <style:text-properties officeooo:rsid="001d5c05"/>
    </style:style>
    <style:style style:name="T2" style:family="text">
      <style:text-properties officeooo:rsid="001d6db4"/>
    </style:style>
    <style:style style:name="T3" style:family="text">
      <style:text-properties officeooo:rsid="001df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Hotel 1- </text:span><text:span text:style-name="T1">Quinta do Sol Praia Hotel</text:span></text:p>
      <text:p text:style-name="Standard">Hotel descontraído em estilo tropical, <text:span text:style-name="T1">bem localizado, de frente para a praia, </text:span>com piscinas externas, bar e restaurante. </text:p>
      <text:p text:style-name="P1"/>
      <text:p text:style-name="P3">Hotel 2- Gran Hotel Stella Maris Resort </text:p>
      <text:p text:style-name="P6">Hotel Resort urbano com excelente infraestrutura, boa localização com vista para o mar, visual moderno, com diferentes opções de entretenimento e lazer.</text:p>
      <text:p text:style-name="P1"/>
      <text:p text:style-name="P4">Hotel 3- Monte Pascoal Praia Hotel</text:p>
      <text:p text:style-name="P7">Ambiente familiar com várias comodidades, acesso a internet, piscina no terraço, além de café da manhã disponível, além de vista para o mar.</text:p>
      <text:p text:style-name="P7"/>
      <text:p text:style-name="P4">Hotel 4- Pousada Bahia Bacana</text:p>
      <text:p text:style-name="P7">Pousada entre a mata e o mar, um dos recantos mais bonitos do nordeste brasileiro, <text:span text:style-name="T3">estilo que mistura charme ao rústico, com estrutura moderna de aconchegante.</text:span></text:p>
      <text:p text:style-name="P7"/>
      <text:p text:style-name="P5">Hotel 5- Portal Beach Hotel</text:p>
      <text:p text:style-name="P8">Três piscinas para adulto com bar molhado, além de duas piscinas para crianças, duas hidromassagens com água aquecida, coquetéis e petiscos, com música ao vivo.</text:p>
      <text:p text:style-name="P8"/>
      <text:p text:style-name="P5">Hotel 6- Resort Tororomba</text:p>
      <text:p text:style-name="P8">Resort chique e barato, grande área verde, lago, bosque ecológico e proximidade de praia. Equipe de recreação para adultos e crianças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ip Sans VF" svg:font-family="'Trip Sans VF', 'Trip San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21:48:56.333000000</meta:creation-date>
    <dc:date>2022-12-06T23:02:24.341000000</dc:date>
    <meta:editing-duration>PT22M20S</meta:editing-duration>
    <meta:editing-cycles>1</meta:editing-cycles>
    <meta:document-statistic meta:table-count="0" meta:image-count="0" meta:object-count="0" meta:page-count="1" meta:paragraph-count="12" meta:word-count="169" meta:character-count="1055" meta:non-whitespace-character-count="896"/>
    <meta:generator>LibreOffice/7.3.6.2$Windows_X86_64 LibreOffice_project/c28ca90fd6e1a19e189fc16c05f8f8924961e12e</meta:generator>
  </office:meta>
</office:document-meta>
</file>